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Random.CacheRand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Random.CacheRandom( int 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acheRandom.addElement( Object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